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Standard">
      <style:text-properties officeooo:rsid="001c3a88" officeooo:paragraph-rsid="001c3a88"/>
    </style:style>
    <style:style style:name="P2" style:family="paragraph" style:parent-style-name="Standard">
      <style:text-properties officeooo:rsid="001decb3" officeooo:paragraph-rsid="001decb3"/>
    </style:style>
    <style:style style:name="P3" style:family="paragraph" style:parent-style-name="Standard">
      <style:text-properties officeooo:rsid="001e4503" officeooo:paragraph-rsid="001e4503"/>
    </style:style>
    <style:style style:name="P4" style:family="paragraph" style:parent-style-name="Standard">
      <style:text-properties officeooo:rsid="001fa61c" officeooo:paragraph-rsid="001fa61c"/>
    </style:style>
    <style:style style:name="T1" style:family="text">
      <style:text-properties officeooo:rsid="001c3a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<text:span text:style-name="T1">bright to gloomy</text:span></text:p>
      <text:p text:style-name="Standard">-<text:span text:style-name="T1">stardev like</text:span></text:p>
      <text:p text:style-name="Standard"/>
      <text:p text:style-name="P1">winter tappaa kasvit yms</text:p>
      <text:p text:style-name="P1"/>
      <text:p text:style-name="P2">cute zombi survival / life sim</text:p>
      <text:p text:style-name="P2"/>
      <text:p text:style-name="P3">voi levelaa rogue… ranger… shooter…</text:p>
      <text:p text:style-name="P3"/>
      <text:p text:style-name="P4">Rakentaa sanctuary jonne tulee lisää väkeä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7T18:34:16.793293369</meta:creation-date>
    <dc:date>2023-11-09T14:07:02.445047555</dc:date>
    <meta:editing-duration>PT1H23M31S</meta:editing-duration>
    <meta:editing-cycles>4</meta:editing-cycles>
    <meta:generator>LibreOffice/7.5.8.2$Linux_X86_64 LibreOffice_project/50$Build-2</meta:generator>
    <meta:document-statistic meta:table-count="0" meta:image-count="0" meta:object-count="0" meta:page-count="1" meta:paragraph-count="6" meta:word-count="26" meta:character-count="161" meta:non-whitespace-character-count="141"/>
  </office:meta>
</office:document-meta>
</file>